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3_best_model_batch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27932467431932" calcext:value-type="float">
            <text:p>0.0127932467431932</text:p>
          </table:table-cell>
          <table:table-cell table:style-name="ce1" table:formula="of:=AVERAGE([.C3:.C32])" office:value-type="float" office:value="0.954277928670247" calcext:value-type="float">
            <text:p>0.954277928670247</text:p>
          </table:table-cell>
          <table:table-cell table:style-name="ce1" table:formula="of:=AVERAGE([.D3:.D32])" office:value-type="float" office:value="0.143858266210306" calcext:value-type="float">
            <text:p>0.143858266210306</text:p>
          </table:table-cell>
          <table:table-cell table:style-name="ce1" table:formula="of:=AVERAGE([.E3:.E32])" office:value-type="float" office:value="0.0140399638075314" calcext:value-type="float">
            <text:p>0.0140399638075314</text:p>
          </table:table-cell>
          <table:table-cell table:style-name="ce1" table:formula="of:=AVERAGE([.F3:.F32])" office:value-type="float" office:value="0.0243955928016942" calcext:value-type="float">
            <text:p>0.0243955928016942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1990466943243" calcext:value-type="float">
            <text:p>0.01990466943243</text:p>
          </table:table-cell>
          <table:table-cell office:value-type="float" office:value="0.915287017822266" calcext:value-type="float">
            <text:p>0.915287017822266</text:p>
          </table:table-cell>
          <table:table-cell office:value-type="float" office:value="0.240533333333333" calcext:value-type="float">
            <text:p>0.240533333333333</text:p>
          </table:table-cell>
          <table:table-cell office:value-type="float" office:value="0.0212395215220872" calcext:value-type="float">
            <text:p>0.0212395215220872</text:p>
          </table:table-cell>
          <table:table-cell office:value-type="float" office:value="0.0390324116145225" calcext:value-type="float">
            <text:p>0.0390324116145225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663114722680057" calcext:value-type="float">
            <text:p>0.00663114722680057</text:p>
          </table:table-cell>
          <table:table-cell office:value-type="float" office:value="0.901138305664063" calcext:value-type="float">
            <text:p>0.901138305664063</text:p>
          </table:table-cell>
          <table:table-cell office:value-type="float" office:value="0.421951219512195" calcext:value-type="float">
            <text:p>0.421951219512195</text:p>
          </table:table-cell>
          <table:table-cell office:value-type="float" office:value="0.00669193872814482" calcext:value-type="float">
            <text:p>0.00669193872814482</text:p>
          </table:table-cell>
          <table:table-cell office:value-type="float" office:value="0.0131749295560125" calcext:value-type="float">
            <text:p>0.0131749295560125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2631683349609" calcext:value-type="float">
            <text:p>0.98263168334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0969490902407646" calcext:value-type="float">
            <text:p>0.0969490902407646</text:p>
          </table:table-cell>
          <table:table-cell office:value-type="float" office:value="0.962512969970703" calcext:value-type="float">
            <text:p>0.962512969970703</text:p>
          </table:table-cell>
          <table:table-cell office:value-type="float" office:value="0.370045598035777" calcext:value-type="float">
            <text:p>0.370045598035777</text:p>
          </table:table-cell>
          <table:table-cell office:value-type="float" office:value="0.116112700858464" calcext:value-type="float">
            <text:p>0.116112700858464</text:p>
          </table:table-cell>
          <table:table-cell office:value-type="float" office:value="0.1767613303175" calcext:value-type="float">
            <text:p>0.1767613303175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557599773563544" calcext:value-type="float">
            <text:p>0.0557599773563544</text:p>
          </table:table-cell>
          <table:table-cell office:value-type="float" office:value="0.910919189453125" calcext:value-type="float">
            <text:p>0.910919189453125</text:p>
          </table:table-cell>
          <table:table-cell office:value-type="float" office:value="0.573627287853577" calcext:value-type="float">
            <text:p>0.573627287853577</text:p>
          </table:table-cell>
          <table:table-cell office:value-type="float" office:value="0.0581709271914283" calcext:value-type="float">
            <text:p>0.0581709271914283</text:p>
          </table:table-cell>
          <table:table-cell office:value-type="float" office:value="0.105630026809651" calcext:value-type="float">
            <text:p>0.105630026809651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286327077747989" calcext:value-type="float">
            <text:p>0.0286327077747989</text:p>
          </table:table-cell>
          <table:table-cell office:value-type="float" office:value="0.896339416503906" calcext:value-type="float">
            <text:p>0.896339416503906</text:p>
          </table:table-cell>
          <table:table-cell office:value-type="float" office:value="0.278028462339466" calcext:value-type="float">
            <text:p>0.278028462339466</text:p>
          </table:table-cell>
          <table:table-cell office:value-type="float" office:value="0.0309326124734505" calcext:value-type="float">
            <text:p>0.0309326124734505</text:p>
          </table:table-cell>
          <table:table-cell office:value-type="float" office:value="0.0556713928273561" calcext:value-type="float">
            <text:p>0.0556713928273561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131296140547612" calcext:value-type="float">
            <text:p>0.0131296140547612</text:p>
          </table:table-cell>
          <table:table-cell office:value-type="float" office:value="0.919429779052734" calcext:value-type="float">
            <text:p>0.919429779052734</text:p>
          </table:table-cell>
          <table:table-cell office:value-type="float" office:value="0.259704251386322" calcext:value-type="float">
            <text:p>0.259704251386322</text:p>
          </table:table-cell>
          <table:table-cell office:value-type="float" office:value="0.0136401145575458" calcext:value-type="float">
            <text:p>0.0136401145575458</text:p>
          </table:table-cell>
          <table:table-cell office:value-type="float" office:value="0.0259189226583037" calcext:value-type="float">
            <text:p>0.0259189226583037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0890640181366728" calcext:value-type="float">
            <text:p>0.00890640181366728</text:p>
          </table:table-cell>
          <table:table-cell office:value-type="float" office:value="0.929958343505859" calcext:value-type="float">
            <text:p>0.929958343505859</text:p>
          </table:table-cell>
          <table:table-cell office:value-type="float" office:value="0.269607843137255" calcext:value-type="float">
            <text:p>0.269607843137255</text:p>
          </table:table-cell>
          <table:table-cell office:value-type="float" office:value="0.00912661098512086" calcext:value-type="float">
            <text:p>0.00912661098512086</text:p>
          </table:table-cell>
          <table:table-cell office:value-type="float" office:value="0.0176555561500187" calcext:value-type="float">
            <text:p>0.0176555561500187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" calcext:value-type="float">
            <text:p>0</text:p>
          </table:table-cell>
          <table:table-cell office:value-type="float" office:value="0.929676055908203" calcext:value-type="float">
            <text:p>0.929676055908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2334136962891" calcext:value-type="float">
            <text:p>0.982334136962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" calcext:value-type="float">
            <text:p>0</text:p>
          </table:table-cell>
          <table:table-cell office:value-type="float" office:value="0.888473510742188" calcext:value-type="float">
            <text:p>0.888473510742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0956244566792234" calcext:value-type="float">
            <text:p>0.00956244566792234</text:p>
          </table:table-cell>
          <table:table-cell office:value-type="float" office:value="0.986961364746094" calcext:value-type="float">
            <text:p>0.986961364746094</text:p>
          </table:table-cell>
          <table:table-cell office:value-type="float" office:value="0.308411214953271" calcext:value-type="float">
            <text:p>0.308411214953271</text:p>
          </table:table-cell>
          <table:table-cell office:value-type="float" office:value="0.00977198697068404" calcext:value-type="float">
            <text:p>0.00977198697068404</text:p>
          </table:table-cell>
          <table:table-cell office:value-type="float" office:value="0.0189437428243398" calcext:value-type="float">
            <text:p>0.0189437428243398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0335235595703" calcext:value-type="float">
            <text:p>0.9803352355957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401385605102546" calcext:value-type="float">
            <text:p>0.00401385605102546</text:p>
          </table:table-cell>
          <table:table-cell office:value-type="float" office:value="0.930900573730469" calcext:value-type="float">
            <text:p>0.930900573730469</text:p>
          </table:table-cell>
          <table:table-cell office:value-type="float" office:value="0.206798866855524" calcext:value-type="float">
            <text:p>0.206798866855524</text:p>
          </table:table-cell>
          <table:table-cell office:value-type="float" office:value="0.00407661808231418" calcext:value-type="float">
            <text:p>0.00407661808231418</text:p>
          </table:table-cell>
          <table:table-cell office:value-type="float" office:value="0.00799561883899233" calcext:value-type="float">
            <text:p>0.00799561883899233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" calcext:value-type="float">
            <text:p>0</text:p>
          </table:table-cell>
          <table:table-cell office:value-type="float" office:value="0.965526580810547" calcext:value-type="float">
            <text:p>0.9655265808105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95894554883319" calcext:value-type="float">
            <text:p>0.0495894554883319</text:p>
          </table:table-cell>
          <table:table-cell office:value-type="float" office:value="0.899326324462891" calcext:value-type="float">
            <text:p>0.899326324462891</text:p>
          </table:table-cell>
          <table:table-cell office:value-type="float" office:value="0.381969486823856" calcext:value-type="float">
            <text:p>0.381969486823856</text:p>
          </table:table-cell>
          <table:table-cell office:value-type="float" office:value="0.0539154267815192" calcext:value-type="float">
            <text:p>0.0539154267815192</text:p>
          </table:table-cell>
          <table:table-cell office:value-type="float" office:value="0.094493051981472" calcext:value-type="float">
            <text:p>0.094493051981472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199225235196458" calcext:value-type="float">
            <text:p>0.0199225235196458</text:p>
          </table:table-cell>
          <table:table-cell office:value-type="float" office:value="0.966220855712891" calcext:value-type="float">
            <text:p>0.966220855712891</text:p>
          </table:table-cell>
          <table:table-cell office:value-type="float" office:value="0.148637489677952" calcext:value-type="float">
            <text:p>0.148637489677952</text:p>
          </table:table-cell>
          <table:table-cell office:value-type="float" office:value="0.0224887556221889" calcext:value-type="float">
            <text:p>0.0224887556221889</text:p>
          </table:table-cell>
          <table:table-cell office:value-type="float" office:value="0.0390667390124797" calcext:value-type="float">
            <text:p>0.0390667390124797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902255639097744" calcext:value-type="float">
            <text:p>0.00902255639097744</text:p>
          </table:table-cell>
          <table:table-cell office:value-type="float" office:value="0.989944458007813" calcext:value-type="float">
            <text:p>0.989944458007813</text:p>
          </table:table-cell>
          <table:table-cell office:value-type="float" office:value="0.0885608856088561" calcext:value-type="float">
            <text:p>0.0885608856088561</text:p>
          </table:table-cell>
          <table:table-cell office:value-type="float" office:value="0.00994612515540821" calcext:value-type="float">
            <text:p>0.00994612515540821</text:p>
          </table:table-cell>
          <table:table-cell office:value-type="float" office:value="0.0178837555886736" calcext:value-type="float">
            <text:p>0.0178837555886736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388953714507974" calcext:value-type="float">
            <text:p>0.0388953714507974</text:p>
          </table:table-cell>
          <table:table-cell office:value-type="float" office:value="0.990573883056641" calcext:value-type="float">
            <text:p>0.990573883056641</text:p>
          </table:table-cell>
          <table:table-cell office:value-type="float" office:value="0.409836065573771" calcext:value-type="float">
            <text:p>0.409836065573771</text:p>
          </table:table-cell>
          <table:table-cell office:value-type="float" office:value="0.0412031314379893" calcext:value-type="float">
            <text:p>0.0412031314379893</text:p>
          </table:table-cell>
          <table:table-cell office:value-type="float" office:value="0.074878322725571" calcext:value-type="float">
            <text:p>0.074878322725571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0346260387811634" calcext:value-type="float">
            <text:p>0.000346260387811634</text:p>
          </table:table-cell>
          <table:table-cell office:value-type="float" office:value="0.988986968994141" calcext:value-type="float">
            <text:p>0.988986968994141</text:p>
          </table:table-cell>
          <table:table-cell office:value-type="float" office:value="0.0099009900990099" calcext:value-type="float">
            <text:p>0.0099009900990099</text:p>
          </table:table-cell>
          <table:table-cell office:value-type="float" office:value="0.000358680057388809" calcext:value-type="float">
            <text:p>0.000358680057388809</text:p>
          </table:table-cell>
          <table:table-cell office:value-type="float" office:value="0.000692281066112842" calcext:value-type="float">
            <text:p>0.000692281066112842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225313254397057" calcext:value-type="float">
            <text:p>0.0225313254397057</text:p>
          </table:table-cell>
          <table:table-cell office:value-type="float" office:value="0.902690887451172" calcext:value-type="float">
            <text:p>0.902690887451172</text:p>
          </table:table-cell>
          <table:table-cell office:value-type="float" office:value="0.348134991119005" calcext:value-type="float">
            <text:p>0.348134991119005</text:p>
          </table:table-cell>
          <table:table-cell office:value-type="float" office:value="0.0235237638022084" calcext:value-type="float">
            <text:p>0.0235237638022084</text:p>
          </table:table-cell>
          <table:table-cell office:value-type="float" office:value="0.0440697020798201" calcext:value-type="float">
            <text:p>0.0440697020798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2:11.226661190</dc:date>
    <meta:editing-duration>PT17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